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gradient" draw:fill-gradient-name="Gradient_20_1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008000" draw:fill-image-width="0cm" draw:fill-image-height="0cm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6b4794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008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8cm"/>
    </style:style>
    <style:style style:name="gr8" style:family="graphic" style:parent-style-name="objectwithoutfill">
      <style:graphic-properties draw:stroke="dash" draw:stroke-dash="Ultrafine_20_Dashed" svg:stroke-width="0.01cm" draw:marker-start-width="0.22cm" draw:marker-end="Arrow" draw:marker-end-width="0.12cm" draw:fill="none" draw:textarea-vertical-align="middle" fo:padding-top="0.13cm" fo:padding-bottom="0.13cm" fo:padding-left="0.255cm" fo:padding-right="0.2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family="'Bitstream Charter'" style:font-family-generic="roman" style:font-pitch="variable"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family="'Bitstream Charter'" style:font-family-generic="roman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cm" svg:height="1cm" svg:x="0.5cm" svg:y="0.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.5cm" svg:y="0.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2.5cm" svg:y="0.5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.5cm" svg:y="0.5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.5cm" svg:y="0.5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5.5cm" svg:y="0.5cm">
          <text:p text:style-name="P1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6.5cm" svg:y="0.5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7.5cm" svg:y="0.5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8.5cm" svg:y="0.5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9.5cm" svg:y="0.5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0.5cm" svg:y="0.5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0.5cm" svg:y="1.5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.5cm" svg:y="1.5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.5cm" svg:y="1.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.5cm" svg:y="1.5cm">
          <text:p text:style-name="P1"><text:span text:style-name="T1">k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1cm" svg:x="4.5cm" svg:y="1.5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5.5cm" svg:y="1.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6.5cm" svg:y="1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7.5cm" svg:y="1.5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8.5cm" svg:y="1.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9.5cm" svg:y="1.5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0.5cm" svg:y="1.5cm">
          <text:p text:style-name="P1"><text:span text:style-name="T1">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0.5cm" svg:y="2.5cm">
          <text:p text:style-name="P1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1cm" svg:x="1.5cm" svg:y="2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.5cm" svg:y="2.5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.5cm" svg:y="2.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.5cm" svg:y="2.5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1cm" svg:x="5.5cm" svg:y="2.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.5cm" svg:y="2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7.5cm" svg:y="2.5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8.5cm" svg:y="2.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9.5cm" svg:y="2.5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0.5cm" svg:y="2.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0.5cm" svg:y="3.5cm">
          <text:p text:style-name="P1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.5cm" svg:y="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2.5cm" svg:y="3.5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.5cm" svg:y="3.5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.5cm" svg:y="3.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5.5cm" svg:y="3.5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1cm" svg:x="6.5cm" svg:y="3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7.5cm" svg:y="3.5cm">
          <text:p text:style-name="P1"><text:span text:style-name="T1">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8.5cm" svg:y="3.5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9.5cm" svg:y="3.5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0.5cm" svg:y="3.5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0.5cm" svg:y="4.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.5cm" svg:y="4.5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2.5cm" svg:y="4.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.5cm" svg:y="4.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.5cm" svg:y="4.5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5.5cm" svg:y="4.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6.5cm" svg:y="4.5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1cm" svg:x="7.5cm" svg:y="4.5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8.5cm" svg:y="4.5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9.5cm" svg:y="4.5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0.5cm" svg:y="4.5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0.5cm" svg:y="5.5cm">
          <text:p text:style-name="P1"><text:span text:style-name="T1">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.5cm" svg:y="5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2.5cm" svg:y="5.5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.5cm" svg:y="5.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.5cm" svg:y="5.5cm">
          <text:p text:style-name="P1"><text:span text:style-name="T1">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5.5cm" svg:y="5.5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6.5cm" svg:y="5.5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7.5cm" svg:y="5.5cm">
          <text:p text:style-name="P1"><text:span text:style-name="T1">k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1cm" svg:x="8.5cm" svg:y="5.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9.5cm" svg:y="5.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0.5cm" svg:y="5.5cm">
          <text:p text:style-name="P1"><text:span text:style-name="T1">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0.5cm" svg:y="6.5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.5cm" svg:y="6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2.5cm" svg:y="6.5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.5cm" svg:y="6.5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.5cm" svg:y="6.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5.5cm" svg:y="6.5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6.5cm" svg:y="6.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7.5cm" svg:y="6.5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8.5cm" svg:y="6.5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1cm" svg:x="9.5cm" svg:y="6.5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0.5cm" svg:y="6.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0.5cm" svg:y="7.5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.5cm" svg:y="7.5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2.5cm" svg:y="7.5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.5cm" svg:y="7.5cm">
          <text:p text:style-name="P1"><text:span text:style-name="T1">q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.5cm" svg:y="7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5.5cm" svg:y="7.5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6.5cm" svg:y="7.5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7.5cm" svg:y="7.5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8.5cm" svg:y="7.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9.5cm" svg:y="7.5cm">
          <text:p text:style-name="P1"><text:span text:style-name="T1">j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1cm" svg:x="10.5cm" svg:y="7.5cm">
          <text:p text:style-name="P1"><text:span text:style-name="T1">f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4.5cm" svg:height="9.579cm" svg:x="11.5cm" svg:y="0.5cm">
          <draw:text-box>
            <text:p><text:span text:style-name="T2">Three scan lines starting from row 1, column 4.</text:span></text:p>
            <text:p><text:span text:style-name="T2">The resulting texts from these will be:</text:span></text:p>
            <text:list text:style-name="L1">
              <text:list-item>
                <text:p><text:span text:style-name="T2">dbtf</text:span></text:p>
              </text:list-item>
              <text:list-item>
                <text:p><text:span text:style-name="T2">dkaiabeq</text:span></text:p>
              </text:list-item>
              <text:list-item>
                <text:p><text:span text:style-name="T2">dwaldorf</text:span></text:p>
              </text:list-item>
            </text:list>
            <text:p><text:span text:style-name="T2">The third line when searched will return 1 (being pattern found at index 1), so the found row and column values are updated accordingly.</text:span></text:p>
            <text:p><text:span text:style-name="T2"/></text:p>
            <text:p><text:span text:style-name="T2">By only having start positions around the edge of the grid, we don't duplicate text strings, thereby increasing performance of the search.</text:span></text:p>
            <text:p><text:span text:style-name="T2"/></text:p>
          </draw:text-box>
        </draw:frame>
        <draw:line draw:style-name="gr8" draw:text-style-name="P1" draw:layer="layout" svg:x1="4cm" svg:y1="0.5cm" svg:x2="0.5cm" svg:y2="4cm">
          <text:p/>
        </draw:line>
        <draw:line draw:style-name="gr8" draw:text-style-name="P1" draw:layer="layout" svg:x1="4.206cm" svg:y1="0.488cm" svg:x2="4.206cm" svg:y2="7.993cm">
          <text:p/>
        </draw:line>
        <draw:line draw:style-name="gr8" draw:text-style-name="P1" draw:layer="layout" svg:x1="4cm" svg:y1="0.495cm" svg:x2="11.5cm" svg:y2="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c0c0c0" draw:end-color="#ffffff" draw:start-intensity="100%" draw:end-intensity="100%" draw:angle="450" draw:border="0%"/>
    <draw:marker draw:name="Arrow" svg:viewBox="0 0 20 30" svg:d="m10 0-10 30h20z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ran Kartaschew</meta:initial-creator>
    <meta:creation-date>2012-08-21T23:32:08</meta:creation-date>
    <dc:date>2012-08-22T00:14:26</dc:date>
    <dc:creator>Darran Kartaschew</dc:creator>
    <meta:editing-duration>PT37M51S</meta:editing-duration>
    <meta:editing-cycles>8</meta:editing-cycles>
    <meta:generator>OpenOffice.org/3.4$Solaris_x86 OpenOffice.org_project/340m1$Build-9590</meta:generator>
    <meta:document-statistic meta:object-count="92"/>
  </office:meta>
</office:document-meta>
</file>